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SSSSSSLSSSSSLLLL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LLSSLSSSSSSSSSSSLLLL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7:24:29.05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17:24:34.607000000</dc:date>
    <meta:editing-duration>P3DT20H34M21S</meta:editing-duration>
    <meta:editing-cycles>3017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2" meta:object-count="0"/>
  </office:meta>
</office:document-meta>
</file>